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74e0" officeooo:paragraph-rsid="001574e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574e0" officeooo:paragraph-rsid="001574e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98f3b" officeooo:paragraph-rsid="00198f3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a2c55" officeooo:paragraph-rsid="001a2c5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ba8fd" officeooo:paragraph-rsid="001ba8f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574e0" officeooo:paragraph-rsid="001574e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5fc3b" officeooo:paragraph-rsid="0015fc3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79cb6" officeooo:paragraph-rsid="00179cb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fo:font-weight="normal" officeooo:rsid="0015fc3b" officeooo:paragraph-rsid="001574e0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normal" officeooo:rsid="0015fc3b" officeooo:paragraph-rsid="0015fc3b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normal" officeooo:rsid="00179cb6" officeooo:paragraph-rsid="0015fc3b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fo:font-weight="normal" officeooo:rsid="00198f3b" officeooo:paragraph-rsid="00179cb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normal" officeooo:rsid="00198f3b" officeooo:paragraph-rsid="00198f3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normal" officeooo:rsid="001ba8fd" officeooo:paragraph-rsid="001a2c55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fo:font-weight="normal" officeooo:rsid="001ba8fd" officeooo:paragraph-rsid="001ba8fd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normal" officeooo:rsid="001d4e76" officeooo:paragraph-rsid="001ba8fd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bold" officeooo:rsid="0015fc3b" officeooo:paragraph-rsid="0015fc3b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fo:font-weight="bold" officeooo:rsid="00179cb6" officeooo:paragraph-rsid="00179cb6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bold" officeooo:rsid="00198f3b" officeooo:paragraph-rsid="00198f3b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fo:font-weight="bold" officeooo:rsid="001a2c55" officeooo:paragraph-rsid="001a2c55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fo:font-weight="bold" officeooo:rsid="001ba8fd" officeooo:paragraph-rsid="001ba8fd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1ba8fd" officeooo:paragraph-rsid="001ba8fd" style:font-size-asian="12.25pt" style:font-weight-asian="bold" style:font-size-complex="14pt" style:font-weight-complex="bold"/>
    </style:style>
    <style:style style:name="P23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fo:font-size="14pt" fo:font-weight="bold" officeooo:rsid="001ba8fd" officeooo:paragraph-rsid="001ba8fd" style:font-size-asian="12.25pt" style:font-weight-asian="bold" style:font-size-complex="14pt" style:font-weight-complex="bold"/>
    </style:style>
    <style:style style:name="T1" style:family="text">
      <style:text-properties officeooo:rsid="0015810c"/>
    </style:style>
    <style:style style:name="T2" style:family="text">
      <style:text-properties officeooo:rsid="0015fc3b"/>
    </style:style>
    <style:style style:name="T3" style:family="text">
      <style:text-properties fo:font-style="italic" officeooo:rsid="0015fc3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5fc3b" style:font-style-asian="normal" style:font-style-complex="normal"/>
    </style:style>
    <style:style style:name="T6" style:family="text">
      <style:text-properties fo:font-style="normal" officeooo:rsid="00179cb6" style:font-style-asian="normal" style:font-style-complex="normal"/>
    </style:style>
    <style:style style:name="T7" style:family="text">
      <style:text-properties fo:font-style="normal" officeooo:rsid="00198f3b" style:font-style-asian="normal" style:font-style-complex="normal"/>
    </style:style>
    <style:style style:name="T8" style:family="text">
      <style:text-properties fo:font-style="normal" officeooo:rsid="001dad41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ba8f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d4e76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7c9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dad41" style:font-style-asian="normal" style:font-weight-asian="normal" style:font-style-complex="normal" style:font-weight-complex="normal"/>
    </style:style>
    <style:style style:name="T14" style:family="text">
      <style:text-properties officeooo:rsid="001dad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MINAS GERAIS</text:p>
      <text:p text:style-name="P1">DEPARTAMENTO DE CIÊNCIA DA COMPUTAÇÃO</text:p>
      <text:p text:style-name="P1"/>
      <text:p text:style-name="P1">TRABALHO DE SOFTWARE BÁSICO: MÁQUINA SWOMBAT</text:p>
      <text:p text:style-name="P1"/>
      <text:p text:style-name="P2">Integrantes do grupo:</text:p>
      <text:p text:style-name="P6">- Guilherme Torres (Ciência da Computação)</text:p>
      <text:p text:style-name="P6">- Letícia Gottschalg Zacarias (Engenharia Elétrica)</text:p>
      <text:p text:style-name="P6">- Paula Viriato (Ciência da Computação)</text:p>
      <text:p text:style-name="P6"/>
      <text:p text:style-name="P2">1. Introdução</text:p>
      <text:p text:style-name="P2"/>
      <text:p text:style-name="P6"><text:tab/>O objetivo do trabalho é montar um programa em uma linguagem de alto nível (no caso do grupo, C) <text:span text:style-name="T14">traduza o código em assembly para a máquina Swombat, em linguagem de máquina.</text:span></text:p>
      <text:p text:style-name="P6"/>
      <text:p text:style-name="P6"><text:tab/>A máquina designada dispõe de oito registradores de propósito geral e mais uma memória principal, cuja estrutura é dividita em células em 1 byte cada (8 bits) e a menor unidade endereçável é uma palavra de 16 bits. A máquina lida tanto com operações registrador-registador, quanto buscas diretas na memória de dados, imediatos ou operações em pilha, além de ter a possibilidade de alocar constantes usando a pseudo-instrução “.data”. Cada instrução tem 16 bits e dependendo de seu opcode, <text:span text:style-name="T2">uma distribuição distinta dos bits ao longo da instrução.</text:span></text:p>
      <text:p text:style-name="P9"><text:span text:style-name="T5"/></text:p>
      <text:p text:style-name="P6"><text:span text:style-name="T5"><text:tab/>Como o foco foi na funcionalidade do código para simular a máquina </text:span><text:span text:style-name="T8">no CPUSim</text:span><text:span text:style-name="T5">, não há tratamento de erros e o assembler assume que não há erros de sintaxe ou overflows na entrada em assembly. A seguir são explic</text:span><text:span text:style-name="T6">itadas</text:span><text:span text:style-name="T5"> as etapas da execução.</text:span></text:p>
      <text:p text:style-name="P9"/>
      <text:p text:style-name="P17">2. Implementação</text:p>
      <text:p text:style-name="P17"/>
      <text:p text:style-name="P17">2.1. O assembler</text:p>
      <text:p text:style-name="P17"/>
      <text:p text:style-name="P10"><text:tab/>Essa função (TextToBinary) é a que gera a memória que será usada durante a execução. Chama-se uma vez para cada linha que é lida no assembly.</text:p>
      <text:p text:style-name="P10"/>
      <text:p text:style-name="P7"><text:span text:style-name="T4"><text:tab/></text:span><text:span text:style-name="T6">A cada chamada, a primeira coisa a ser feita é ler o tipo da instrução e buscar o opcode correspondente (se não houver, a função GetOpcode retorna -1 e assume que é um .data). </text:span><text:span text:style-name="T7">Após isso, o programa utiliza de shifts lógicos para posicionar os bits de modo apropriado e, ao final da função, faz uma operação or lógico, para “encaixar” os bits na mesma estrutura. </text:span><text:span text:style-name="T6">De acordo com o </text:span><text:span text:style-name="T7">opcode</text:span><text:span text:style-name="T6">, ele trata o dado das seguintes formas:</text:span></text:p>
      <text:p text:style-name="P11"/>
      <text:p text:style-name="P18">2.2. Instruções registrador-registrador</text:p>
      <text:p text:style-name="P18"><text:soft-page-break/></text:p>
      <text:p text:style-name="P8"><text:span text:style-name="T4"><text:tab/></text:span><text:span text:style-name="T7">Essas instruções, após o seu opcode, têm 3 bits usados para endereçar um registrador e mais 3 para endereçar o outro. A operação lógica-aritmética a ser realizada deixa o resultado no primeiro registrador, portanto os últimos 5 bits não são usados.</text:span></text:p>
      <text:p text:style-name="P12"/>
      <text:p text:style-name="P19">2.3. Intruções com registrador e endereçamento direto</text:p>
      <text:p text:style-name="P19"/>
      <text:p text:style-name="P3"><text:span text:style-name="T4"><text:tab/></text:span><text:span text:style-name="T9">O registrador utilizado é lido como na instrução anterior, e os oito bits restantes serão usados para endereçar uma posição na memória. Este inteiro pode ser mandado diretamente na instrução (ex: loadi R1 144) ou pode ser uma label.</text:span></text:p>
      <text:p text:style-name="P13"/>
      <text:p text:style-name="P13"><text:tab/>Se for uma label, ela faz referência a um valor que será alocado com o .data. Portanto, será buscada no arquivo a futura posição do .data na memória de instruções (a linha na qual ele se encontra x 2).</text:p>
      <text:p text:style-name="P13"/>
      <text:p text:style-name="P20">2.4. Instruções com registrador e constante</text:p>
      <text:p text:style-name="P20"/>
      <text:p text:style-name="P4"><text:span text:style-name="T4"><text:tab/></text:span><text:span text:style-name="T9">Há duas instruções desse tipo nessa máquina: addi e loadc (respectivamente adicionam o valor </text:span><text:span text:style-name="T10">ao registrador ou substituem o valor atual pela constante). O registrador é lido como sempre.</text:span></text:p>
      <text:p text:style-name="P14"/>
      <text:p text:style-name="P14"><text:tab/>A constante, caso seja negativa, é tratada com complemento de dois. O método para passá-la para este formato é subtraír 1 e <text:span text:style-name="T14">negar todos os seus bits</text:span>. Essa constante pode ser um número de -2¹⁵ a 2¹⁵-1.</text:p>
      <text:p text:style-name="P14"/>
      <text:p text:style-name="P21">2.5. Operações de pilha</text:p>
      <text:p text:style-name="P21"/>
      <text:p text:style-name="P5"><text:span text:style-name="T4"><text:tab/></text:span><text:span text:style-name="T9">Este é o caso mais simples. Tudo que é necessário fazer nessa etapa é pegar o endereço do registrador.</text:span></text:p>
      <text:p text:style-name="P15"/>
      <text:p text:style-name="P21">2.6. Jump e Call</text:p>
      <text:p text:style-name="P21"/>
      <text:p text:style-name="P5"><text:span text:style-name="T4"><text:tab/></text:span><text:span text:style-name="T9">Os últimos 8 bits destas funções são necessários para endereçar um dado na memória de instruções, portanto, a busca por uma label é feita da mesma maneira que é feita com as labels na 2.3. Também pode receber um inteiro (no caso, será um endereçamento direto na memória de instruções</text:span><text:span text:style-name="T13">)</text:span><text:span text:style-name="T9">.</text:span></text:p>
      <text:p text:style-name="P5"><text:span text:style-name="T9"/></text:p>
      <text:p text:style-name="P23"><text:span text:style-name="T4">2.7. .data</text:span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7:30:17.498883497</meta:creation-date>
    <dc:date>2017-05-14T01:28:27.837935445</dc:date>
    <meta:editing-duration>PT29M13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2" meta:paragraph-count="28" meta:word-count="596" meta:character-count="3489" meta:non-whitespace-character-count="2914"/>
  </office:meta>
</office:document-meta>
</file>